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396cm" fo:margin-left="0cm" table:align="left"/>
    </style:style>
    <style:style style:name="Tableau2.A" style:family="table-column">
      <style:table-column-properties style:column-width="2.395cm"/>
    </style:style>
    <style:style style:name="Tableau2.B" style:family="table-column">
      <style:table-column-properties style:column-width="3.708cm"/>
    </style:style>
    <style:style style:name="Tableau2.C" style:family="table-column">
      <style:table-column-properties style:column-width="2.397cm"/>
    </style:style>
    <style:style style:name="Tableau2.D" style:family="table-column">
      <style:table-column-properties style:column-width="1.607cm"/>
    </style:style>
    <style:style style:name="Tableau2.E" style:family="table-column">
      <style:table-column-properties style:column-width="10.289cm"/>
    </style:style>
    <style:style style:name="Tableau2.A1" style:family="table-cell">
      <style:table-cell-properties style:vertical-align="middle"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1.475cm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3" style:family="paragraph" style:parent-style-name="Text_20_body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officeooo:rsid="00569c63" officeooo:paragraph-rsid="00569c63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76d5af" officeooo:paragraph-rsid="0076d5af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76d5af" officeooo:paragraph-rsid="0091c83c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81a968" officeooo:paragraph-rsid="0081a968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83885f" officeooo:paragraph-rsid="0083885f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857aa1" officeooo:paragraph-rsid="00857aa1"/>
    </style:style>
    <style:style style:name="P10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fo:font-weight="normal" officeooo:rsid="00860741" officeooo:paragraph-rsid="00860741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880080" officeooo:paragraph-rsid="00880080"/>
    </style:style>
    <style:style style:name="P12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880080" officeooo:paragraph-rsid="00a4fcba"/>
    </style:style>
    <style:style style:name="P13" style:family="paragraph" style:parent-style-name="Text_20_body">
      <style:paragraph-properties fo:text-align="start" style:justify-single-word="false"/>
      <style:text-properties officeooo:paragraph-rsid="0091741d"/>
    </style:style>
    <style:style style:name="P14" style:family="paragraph" style:parent-style-name="Text_20_body">
      <style:paragraph-properties fo:text-align="start" style:justify-single-word="false"/>
      <style:text-properties officeooo:rsid="006bec1a" officeooo:paragraph-rsid="00790da9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2pt" officeooo:rsid="00637683" officeooo:paragraph-rsid="006bec1a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2pt" officeooo:rsid="007296f3" officeooo:paragraph-rsid="006bec1a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2pt" officeooo:rsid="0089294b" officeooo:paragraph-rsid="0089294b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2pt" officeooo:rsid="00896fc3" officeooo:paragraph-rsid="00896fc3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2pt" officeooo:rsid="00896fc3" officeooo:paragraph-rsid="0089f7ba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2pt" officeooo:rsid="00896fc3" officeooo:paragraph-rsid="008a3492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2pt" officeooo:rsid="00896fc3" officeooo:paragraph-rsid="008b591e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2pt" officeooo:rsid="00896fc3" officeooo:paragraph-rsid="008bebd1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2pt" officeooo:rsid="00896fc3" officeooo:paragraph-rsid="008c22d6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2pt" officeooo:rsid="008da916" officeooo:paragraph-rsid="008da916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2pt" officeooo:rsid="008f9a93" officeooo:paragraph-rsid="008f9a93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9pt" officeooo:rsid="00637683" officeooo:paragraph-rsid="006bec1a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paragraph-rsid="006bec1a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rsid="006bec1a" officeooo:paragraph-rsid="006bec1a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65a199" officeooo:paragraph-rsid="006bec1a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officeooo:rsid="0065a199" officeooo:paragraph-rsid="006c5855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pt" officeooo:rsid="0065a199" officeooo:paragraph-rsid="006ee50f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pt" officeooo:rsid="006706a0" officeooo:paragraph-rsid="006c5855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pt" officeooo:rsid="006c5855" officeooo:paragraph-rsid="006c5855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pt" officeooo:rsid="007c033f" officeooo:paragraph-rsid="006ee50f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pt" officeooo:rsid="006706a0" officeooo:paragraph-rsid="006c5855" style:font-size-asian="10pt" style:font-size-complex="10pt"/>
    </style:style>
    <style:style style:name="P37" style:family="paragraph" style:parent-style-name="Heading_20_1">
      <style:paragraph-properties fo:text-align="center" style:justify-single-word="false"/>
      <style:text-properties officeooo:paragraph-rsid="0052d606"/>
    </style:style>
    <style:style style:name="P38" style:family="paragraph" style:parent-style-name="Text_20_body" style:master-page-name="Standard">
      <style:paragraph-properties style:page-number="auto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39" style:family="paragraph" style:parent-style-name="Text_20_body" style:list-style-name="L1">
      <style:paragraph-properties fo:text-align="start" style:justify-single-word="false"/>
      <style:text-properties fo:color="#000000" loext:opacity="100%" style:font-name="Calibri" style:text-underline-style="none" officeooo:rsid="00676aaa" officeooo:paragraph-rsid="00676aaa"/>
    </style:style>
    <style:style style:name="P40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676aaa" officeooo:paragraph-rsid="006bec1a"/>
    </style:style>
    <style:style style:name="P41" style:family="paragraph" style:parent-style-name="Text_20_body" style:list-style-name="L1">
      <style:paragraph-properties fo:text-align="start" style:justify-single-word="false"/>
      <style:text-properties fo:color="#000000" loext:opacity="100%" style:font-name="Calibri" style:text-underline-style="none" fo:font-weight="bold" officeooo:rsid="006bec1a" officeooo:paragraph-rsid="006bec1a" style:font-weight-asian="bold" style:font-weight-complex="bold"/>
    </style:style>
    <style:style style:name="P42" style:family="paragraph" style:parent-style-name="Text_20_body" style:list-style-name="L1">
      <style:paragraph-properties fo:text-align="start" style:justify-single-word="false"/>
      <style:text-properties fo:color="#000000" loext:opacity="100%" style:font-name="Calibri" style:text-underline-style="none" officeooo:rsid="006a24ad" officeooo:paragraph-rsid="00a4fcba"/>
    </style:style>
    <style:style style:name="P43" style:family="paragraph" style:parent-style-name="Text_20_body" style:list-style-name="L2">
      <style:paragraph-properties fo:text-align="start" style:justify-single-word="false"/>
      <style:text-properties fo:color="#000000" loext:opacity="100%" style:font-name="Calibri" style:text-underline-style="none" officeooo:rsid="0075c581" officeooo:paragraph-rsid="0075c581"/>
    </style:style>
    <style:style style:name="P44" style:family="paragraph" style:parent-style-name="Text_20_body" style:list-style-name="L2">
      <style:paragraph-properties fo:text-align="start" style:justify-single-word="false"/>
      <style:text-properties fo:color="#000000" loext:opacity="100%" style:font-name="Calibri" style:text-underline-style="none" officeooo:rsid="007b8a48" officeooo:paragraph-rsid="007b8a48"/>
    </style:style>
    <style:style style:name="P45" style:family="paragraph" style:parent-style-name="Text_20_body" style:list-style-name="L2">
      <style:paragraph-properties fo:text-align="start" style:justify-single-word="false"/>
      <style:text-properties fo:color="#000000" loext:opacity="100%" style:font-name="Calibri" style:text-underline-style="none" officeooo:rsid="007e9dbb" officeooo:paragraph-rsid="007e9dbb"/>
    </style:style>
    <style:style style:name="P46" style:family="paragraph" style:parent-style-name="Text_20_body" style:list-style-name="L1">
      <style:paragraph-properties fo:text-align="start" style:justify-single-word="false"/>
      <style:text-properties officeooo:rsid="0068fb1e" officeooo:paragraph-rsid="006bec1a"/>
    </style:style>
    <style:style style:name="P47" style:family="paragraph" style:parent-style-name="Text_20_body" style:list-style-name="L1">
      <style:paragraph-properties fo:text-align="start" style:justify-single-word="false"/>
      <style:text-properties officeooo:rsid="006bec1a" officeooo:paragraph-rsid="00790da9"/>
    </style:style>
    <style:style style:name="P48" style:family="paragraph">
      <style:paragraph-properties fo:text-align="start"/>
    </style:style>
    <style:style style:name="P49" style:family="paragraph">
      <loext:graphic-properties draw:fill="none" draw:fill-color="#ffffff"/>
      <style:paragraph-properties fo:text-align="end" style:writing-mode="lr-tb"/>
      <style:text-properties fo:font-size="12pt" style:font-size-asian="9pt" style:font-size-complex="9pt"/>
    </style:style>
    <style:style style:name="P50" style:family="paragraph">
      <loext:graphic-properties draw:fill="none" draw:fill-color="#ffffff"/>
      <style:paragraph-properties fo:text-align="end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65d2df" style:font-size-asian="10pt" style:font-weight-asian="normal" style:font-size-complex="10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officeooo:rsid="0009125e"/>
    </style:style>
    <style:style style:name="T5" style:family="text">
      <style:text-properties officeooo:rsid="0035261c"/>
    </style:style>
    <style:style style:name="T6" style:family="text">
      <style:text-properties fo:color="#5983b0" loext:opacity="100%" style:font-name="Calibri" style:text-underline-style="solid" style:text-underline-width="auto" style:text-underline-color="font-color" officeooo:rsid="0003158d"/>
    </style:style>
    <style:style style:name="T7" style:family="text">
      <style:text-properties fo:color="#5983b0" loext:opacity="100%" style:font-name="Calibri" style:text-underline-style="solid" style:text-underline-width="auto" style:text-underline-color="font-color" officeooo:rsid="0017bf25"/>
    </style:style>
    <style:style style:name="T8" style:family="text">
      <style:text-properties fo:color="#5983b0" loext:opacity="100%" style:font-name="Calibri" style:text-underline-style="solid" style:text-underline-width="auto" style:text-underline-color="font-color" officeooo:rsid="00195f29"/>
    </style:style>
    <style:style style:name="T9" style:family="text">
      <style:text-properties fo:color="#5983b0" loext:opacity="100%" style:font-name="Calibri" style:text-underline-style="solid" style:text-underline-width="auto" style:text-underline-color="font-color" officeooo:rsid="00a9e97f"/>
    </style:style>
    <style:style style:name="T10" style:family="text">
      <style:text-properties fo:color="#5983b0" loext:opacity="100%" style:font-name="Calibri" fo:font-size="18.2000007629395pt" style:text-underline-style="solid" style:text-underline-width="auto" style:text-underline-color="font-color" fo:font-weight="bold" officeooo:rsid="00a9e97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1" style:family="text">
      <style:text-properties style:font-name="Calibri" style:text-underline-style="solid" style:text-underline-width="auto" style:text-underline-color="font-color"/>
    </style:style>
    <style:style style:name="T12" style:family="text">
      <style:text-properties style:font-name="Calibri" style:text-underline-style="solid" style:text-underline-width="auto" style:text-underline-color="font-color" officeooo:rsid="00195f29"/>
    </style:style>
    <style:style style:name="T13" style:family="text">
      <style:text-properties style:font-name="Calibri" style:text-underline-style="solid" style:text-underline-width="auto" style:text-underline-color="font-color" officeooo:rsid="005f7c5d"/>
    </style:style>
    <style:style style:name="T14" style:family="text">
      <style:text-properties style:font-name="Calibri" style:text-underline-style="none" officeooo:rsid="005f29bc"/>
    </style:style>
    <style:style style:name="T15" style:family="text">
      <style:text-properties fo:color="#000000" loext:opacity="100%" style:font-name="Calibri" style:text-underline-style="none"/>
    </style:style>
    <style:style style:name="T16" style:family="text">
      <style:text-properties fo:color="#000000" loext:opacity="100%" style:font-name="Calibri" style:text-underline-style="none" officeooo:rsid="00676aaa"/>
    </style:style>
    <style:style style:name="T17" style:family="text">
      <style:text-properties fo:color="#000000" loext:opacity="100%" style:font-name="Calibri" style:text-underline-style="none" officeooo:rsid="00790da9"/>
    </style:style>
    <style:style style:name="T18" style:family="text">
      <style:text-properties fo:color="#000000" loext:opacity="100%" style:font-name="Calibri" style:text-underline-style="none" officeooo:rsid="0076d5af"/>
    </style:style>
    <style:style style:name="T19" style:family="text">
      <style:text-properties fo:color="#000000" loext:opacity="100%" style:font-name="Calibri" style:text-underline-style="none" officeooo:rsid="0090d614"/>
    </style:style>
    <style:style style:name="T20" style:family="text">
      <style:text-properties fo:color="#000000" loext:opacity="100%" style:font-name="Calibri" style:text-underline-style="none" officeooo:rsid="0093a0c3"/>
    </style:style>
    <style:style style:name="T21" style:family="text">
      <style:text-properties fo:color="#000000" loext:opacity="100%" style:font-name="Calibri" style:text-underline-style="none" officeooo:rsid="0095bfd8"/>
    </style:style>
    <style:style style:name="T22" style:family="text">
      <style:text-properties fo:color="#000000" loext:opacity="100%" style:font-name="Calibri" style:text-underline-style="solid" style:text-underline-width="auto" style:text-underline-color="font-color" officeooo:rsid="0095bfd8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7c033f"/>
    </style:style>
    <style:style style:name="T25" style:family="text">
      <style:text-properties officeooo:rsid="006706a0"/>
    </style:style>
    <style:style style:name="T26" style:family="text">
      <style:text-properties officeooo:rsid="007ae75d"/>
    </style:style>
    <style:style style:name="T27" style:family="text">
      <style:text-properties officeooo:rsid="007b8a48"/>
    </style:style>
    <style:style style:name="T28" style:family="text">
      <style:text-properties officeooo:rsid="0081a968"/>
    </style:style>
    <style:style style:name="T29" style:family="text">
      <style:text-properties officeooo:rsid="0089f7ba"/>
    </style:style>
    <style:style style:name="T30" style:family="text">
      <style:text-properties officeooo:rsid="008ff285"/>
    </style:style>
    <style:style style:name="T31" style:family="text">
      <style:text-properties officeooo:rsid="0090d614"/>
    </style:style>
    <style:style style:name="T32" style:family="text">
      <style:text-properties officeooo:rsid="0091c83c"/>
    </style:style>
    <style:style style:name="T33" style:family="text">
      <style:text-properties officeooo:rsid="00a79211"/>
    </style:style>
    <style:style style:name="T34" style:family="text">
      <style:text-properties fo:color="#c9211e" loext:opacity="100%" fo:font-weight="bold" officeooo:rsid="009a34c6" style:font-weight-asian="bold" style:font-weight-complex="bold"/>
    </style:style>
    <style:style style:name="T35" style:family="text">
      <style:text-properties fo:color="#c9211e" loext:opacity="100%" fo:font-weight="bold" officeooo:rsid="009b6d5d" style:font-weight-asian="bold" style:font-weight-complex="bold"/>
    </style:style>
    <style:style style:name="T36" style:family="text">
      <style:text-properties fo:color="#c9211e" loext:opacity="100%" fo:font-weight="bold" officeooo:rsid="009ce5a5" style:font-weight-asian="bold" style:font-weight-complex="bold"/>
    </style:style>
    <style:style style:name="T37" style:family="text">
      <style:text-properties fo:color="#c9211e" loext:opacity="100%" fo:font-weight="bold" officeooo:rsid="00a58ca9" style:font-weight-asian="bold" style:font-weight-complex="bold"/>
    </style:style>
    <style:style style:name="T38" style:family="text">
      <style:text-properties fo:color="#c9211e" loext:opacity="100%" fo:font-weight="bold" officeooo:rsid="00a0326d" style:font-weight-asian="bold" style:font-weight-complex="bold"/>
    </style:style>
    <style:style style:name="T39" style:family="text">
      <style:text-properties fo:color="#c9211e" loext:opacity="100%" fo:font-weight="bold" officeooo:rsid="00a6f2e4" style:font-weight-asian="bold" style:font-weight-complex="bold"/>
    </style:style>
    <style:style style:name="T40" style:family="text">
      <style:text-properties fo:color="#c9211e" loext:opacity="100%" fo:font-weight="bold" officeooo:rsid="00a0d04a" style:font-weight-asian="bold" style:font-weight-complex="bold"/>
    </style:style>
    <style:style style:name="T41" style:family="text">
      <style:text-properties fo:color="#c9211e" loext:opacity="100%" officeooo:rsid="009e7cfd"/>
    </style:style>
    <style:style style:name="T42" style:family="text">
      <style:text-properties fo:color="#c9211e" loext:opacity="100%" officeooo:rsid="00a397b4"/>
    </style:style>
    <style:style style:name="T43" style:family="text">
      <style:text-properties fo:color="#c9211e" loext:opacity="100%" style:font-name="Calibri" style:text-underline-style="none" fo:font-weight="bold" officeooo:rsid="00a0ddb2" style:font-weight-asian="bold" style:font-weight-complex="bold"/>
    </style:style>
    <style:style style:name="T44" style:family="text">
      <style:text-properties fo:color="#c9211e" loext:opacity="100%" style:font-name="Calibri" style:text-underline-style="none" fo:font-weight="bold" officeooo:rsid="00a24f22" style:font-weight-asian="bold" style:font-weight-complex="bold"/>
    </style:style>
    <style:style style:name="T45" style:family="text">
      <style:text-properties style:font-name="Calibri" fo:font-size="9pt" style:font-size-asian="9pt" style:font-size-complex="9pt"/>
    </style:style>
    <style:style style:name="T46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47" style:family="text">
      <style:text-properties fo:color="#3465a4" loext:opacity="100%" style:font-name="Calibri" fo:font-size="12pt" fo:background-color="transparent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3">Nom </text:span>: <text:s text:c="5"/>……………………..<text:tab/><text:tab/><text:tab/> <text:s text:c="4"/><text:tab/> <text:s text:c="29"/><text:span text:style-name="T4">Classe : ………………...</text:span></text:p>
      <text:p text:style-name="P15">Prénom : ……………………..<text:tab/><text:tab/><text:tab/><text:tab/> <text:s text:c="27"/><text:span text:style-name="T5">Groupe : <text:s/></text:span><text:span text:style-name="T4">………………...</text:span></text:p>
      <text:h text:style-name="P37" text:outline-level="1"><draw:frame text:anchor-type="paragraph" draw:z-index="0" draw:name="Forme6_3" draw:style-name="gr2" draw:text-style-name="P50" svg:width="4.377cm" svg:height="1.295cm" svg:x="14.739cm" svg:y="1.993cm"><draw:text-box><text:p text:style-name="P48"><text:span text:style-name="T46">/</text:span><text:span text:style-name="T47"> 20 points</text:span></text:p></draw:text-box></draw:frame><text:span text:style-name="T9">Correction </text:span><text:span text:style-name="T6">Évaluation</text:span><text:span text:style-name="T7"> </text:span><text:span text:style-name="T8">(</text:span><text:span text:style-name="T10">35</text:span><text:span text:style-name="T8"> min)</text:span></text:h>
      <text:p text:style-name="P3"/>
      <text:p text:style-name="P2"><draw:frame text:anchor-type="paragraph" draw:z-index="1" draw:name="Forme6" draw:style-name="gr1" draw:text-style-name="P49" svg:width="4.377cm" svg:height="1.114cm" svg:x="6.424cm" svg:y="-0.129cm"><draw:text-box><text:p text:style-name="P48"><text:span text:style-name="T45">0,5 pt : bonne réponse</text:span></text:p><text:p text:style-name="P48"><text:span text:style-name="T45">0,5 pt : justification correcte</text:span></text:p></draw:text-box></draw:frame></text:p>
      <text:p text:style-name="P4"><text:span text:style-name="T12">E</text:span><text:span text:style-name="T11">xercice 1 : </text:span><text:span text:style-name="T13">Le cours </text:span><text:span text:style-name="T14">( _ points )</text:span></text:p>
      <text:list xml:id="list2006801559" text:style-name="L1">
        <text:list-item>
          <text:p text:style-name="P39">Que se passe t-il <text:span text:style-name="T28">lorsqu’on brûle du carbone</text:span>? <text:span text:style-name="T34">(1pt)</text:span></text:p>
        </text:list-item>
      </text:list>
      <text:p text:style-name="P7">Lors d’une combustion, il y a simultanément disparition de carbone et de dioxygène et apparition de dioxyde de carbone (et dégagement de chaleur).</text:p>
      <text:list xml:id="list151407294667935" text:continue-numbering="true" text:style-name="L1">
        <text:list-item>
          <text:p text:style-name="P39">À quoi sert le triangle du feu ? <text:span text:style-name="T35">(1pt)</text:span></text:p>
        </text:list-item>
      </text:list>
      <text:p text:style-name="P8">Le triangle du feu est la représentation symbolique utilisée par les pompiers pour comprendre un feu : il suffit d’enlever un de ses trois côtés pour éteindre le feu.</text:p>
      <text:list xml:id="list151407625017876" text:continue-numbering="true" text:style-name="L1">
        <text:list-item>
          <text:p text:style-name="P39">Quels sont les trois côtés du triangle du feu ? <text:span text:style-name="T36">(1,5pt)</text:span></text:p>
        </text:list-item>
      </text:list>
      <text:p text:style-name="P9">Les trois côtés du triangle du feu sont le combustible (du bois), le comburant (du dioxygène) et l’énergie d’activation.</text:p>
      <text:list xml:id="list151405820283164" text:continue-numbering="true" text:style-name="L1">
        <text:list-item>
          <text:p text:style-name="P41">Citer<text:span text:style-name="T23"> deux dangers lors d’un incendie. </text:span><text:span text:style-name="T41">(</text:span><text:span text:style-name="T42">2</text:span><text:span text:style-name="T41">pt)</text:span></text:p>
        </text:list-item>
      </text:list>
      <text:p text:style-name="P10">Lors d’une incendie il y a danger d’asphyxie (manque de dioxygène consommé par le feu), d’empoisonnement (par vapeurs toxiques dégagé par le feu) et de brûlure.</text:p>
      <text:list xml:id="list151406994776814" text:continue-numbering="true" text:style-name="L1">
        <text:list-item>
          <text:p text:style-name="P42">Qu’est-ce qu’une combustion incomplète ? <text:span text:style-name="T37">(1pt)</text:span></text:p>
        </text:list-item>
      </text:list>
      <text:p text:style-name="P12">Une combustion incomplète se produit quand il n’y a pas assez de dioxygène pour le feu.</text:p>
      <text:list xml:id="list151407564402895" text:continue-numbering="true" text:style-name="L1">
        <text:list-item>
          <text:p text:style-name="P42">Quels sont ses dangers ? <text:span text:style-name="T38">(</text:span><text:span text:style-name="T39">1</text:span><text:span text:style-name="T38"> pt)</text:span></text:p>
        </text:list-item>
      </text:list>
      <text:p text:style-name="P11"><text:s/><text:span text:style-name="T33">I</text:span>l y a formation de monoxyde de carbone, un gaz qui peut être mortel.</text:p>
      <text:list xml:id="list151407133464668" text:continue-numbering="true" text:style-name="L1">
        <text:list-item>
          <text:p text:style-name="P39">Pour chaque cas suivants, s’agit-il d’une transformation physique ou chimique ? Justifier d’une phrase. <text:span text:style-name="T40">(8pt)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94799980125392">
          <table:table-cell table:style-name="Tableau2.A1" office:value-type="string">
            <text:p text:style-name="P28"/>
          </table:table-cell>
          <table:table-cell table:style-name="Tableau2.B1" office:value-type="string">
            <text:p text:style-name="P27">Transformation physique</text:p>
          </table:table-cell>
          <table:table-cell table:style-name="Tableau2.C1" office:value-type="string">
            <text:p text:style-name="P27">Transformation chimique</text:p>
          </table:table-cell>
          <table:table-cell table:style-name="Tableau2.D1" office:value-type="string">
            <text:p text:style-name="P27">Mélange</text:p>
          </table:table-cell>
          <table:table-cell table:style-name="Tableau2.E1" office:value-type="string">
            <text:p text:style-name="P17">Justification </text:p>
          </table:table-cell>
        </table:table-row>
        <table:table-row table:style-name="TableLine94799980419696">
          <table:table-cell table:style-name="Tableau2.A4" office:value-type="string">
            <text:p text:style-name="P29">Un cornet de glace qui fond</text:p>
          </table:table-cell>
          <table:table-cell table:style-name="Tableau2.B4" office:value-type="string">
            <text:p text:style-name="P18">x</text:p>
          </table:table-cell>
          <table:table-cell table:style-name="Tableau2.C4" office:value-type="string">
            <text:p text:style-name="P16"/>
          </table:table-cell>
          <table:table-cell table:style-name="Tableau2.D4" office:value-type="string">
            <text:p text:style-name="P16"/>
          </table:table-cell>
          <table:table-cell table:style-name="Tableau2.E4" office:value-type="string">
            <text:p text:style-name="P18">La glace ne disparaît pas, et n’apparaît pas (sauf quand on la mange), ce n’est donc pas une transformation chimique</text:p>
          </table:table-cell>
        </table:table-row>
        <table:table-row table:style-name="TableLine94799980423488">
          <table:table-cell table:style-name="Tableau2.A4" office:value-type="string">
            <text:p text:style-name="P30">Allumette qui brûle</text:p>
          </table:table-cell>
          <table:table-cell table:style-name="Tableau2.B4" office:value-type="string">
            <text:p text:style-name="P16"/>
          </table:table-cell>
          <table:table-cell table:style-name="Tableau2.C4" office:value-type="string">
            <text:p text:style-name="P19">x</text:p>
          </table:table-cell>
          <table:table-cell table:style-name="Tableau2.D4" office:value-type="string">
            <text:p text:style-name="P16"/>
          </table:table-cell>
          <table:table-cell table:style-name="Tableau2.E4" office:value-type="string">
            <text:p text:style-name="P19">Vu en activité <text:span text:style-name="T29">3</text:span></text:p>
          </table:table-cell>
        </table:table-row>
        <table:table-row table:style-name="Tableau2.4">
          <table:table-cell table:style-name="Tableau2.A4" office:value-type="string">
            <text:p text:style-name="P32"><text:s/><text:span text:style-name="T24">Cachet </text:span></text:p>
            <text:p text:style-name="P35">effervescent dans l’eau</text:p>
          </table:table-cell>
          <table:table-cell table:style-name="Tableau2.B4" office:value-type="string">
            <text:p text:style-name="P16"/>
          </table:table-cell>
          <table:table-cell table:style-name="Tableau2.C4" office:value-type="string">
            <text:p text:style-name="P16"/>
          </table:table-cell>
          <table:table-cell table:style-name="Tableau2.D4" office:value-type="string">
            <text:p text:style-name="P16"/>
          </table:table-cell>
          <table:table-cell table:style-name="Tableau2.E4" office:value-type="string">
            <text:p text:style-name="P20">Vu en activité <text:span text:style-name="T29">3</text:span></text:p>
          </table:table-cell>
        </table:table-row>
        <table:table-row table:style-name="TableLine94799980426032">
          <table:table-cell table:style-name="Tableau2.A5" office:value-type="string">
            <text:p text:style-name="P30">Eau qui bout</text:p>
          </table:table-cell>
          <table:table-cell table:style-name="Tableau2.B5" office:value-type="string">
            <text:p text:style-name="P16"/>
          </table:table-cell>
          <table:table-cell table:style-name="Tableau2.C5" office:value-type="string">
            <text:p text:style-name="P16"/>
          </table:table-cell>
          <table:table-cell table:style-name="Tableau2.D5" office:value-type="string">
            <text:p text:style-name="P16"/>
          </table:table-cell>
          <table:table-cell table:style-name="Tableau2.E5" office:value-type="string">
            <text:p text:style-name="P21">Vu en activité <text:span text:style-name="T29">3</text:span></text:p>
          </table:table-cell>
        </table:table-row>
        <table:table-row table:style-name="TableLine94799980430272">
          <table:table-cell table:style-name="Tableau2.A6" office:value-type="string">
            <text:p text:style-name="P30">Bateau qui rouille</text:p>
          </table:table-cell>
          <table:table-cell table:style-name="Tableau2.B6" office:value-type="string">
            <text:p text:style-name="P16"/>
          </table:table-cell>
          <table:table-cell table:style-name="Tableau2.C6" office:value-type="string">
            <text:p text:style-name="P16"/>
          </table:table-cell>
          <table:table-cell table:style-name="Tableau2.D6" office:value-type="string">
            <text:p text:style-name="P16"/>
          </table:table-cell>
          <table:table-cell table:style-name="Tableau2.E6" office:value-type="string">
            <text:p text:style-name="P22">Vu en activité <text:span text:style-name="T29">3</text:span></text:p>
          </table:table-cell>
        </table:table-row>
        <table:table-row table:style-name="TableLine94799980434256">
          <table:table-cell table:style-name="Tableau2.A7" office:value-type="string">
            <text:p text:style-name="P31"><text:s/><text:span text:style-name="T25">Sucre qui </text:span></text:p>
            <text:p text:style-name="P33">caramélise</text:p>
          </table:table-cell>
          <table:table-cell table:style-name="Tableau2.B7" office:value-type="string">
            <text:p text:style-name="P16"/>
          </table:table-cell>
          <table:table-cell table:style-name="Tableau2.C7" office:value-type="string">
            <text:p text:style-name="P16"/>
          </table:table-cell>
          <table:table-cell table:style-name="Tableau2.D7" office:value-type="string">
            <text:p text:style-name="P16"/>
          </table:table-cell>
          <table:table-cell table:style-name="Tableau2.E7" office:value-type="string">
            <text:p text:style-name="P23">Vu en activité <text:span text:style-name="T29">3</text:span></text:p>
          </table:table-cell>
        </table:table-row>
        <table:table-row table:style-name="TableLine94799980438016">
          <table:table-cell table:style-name="Tableau2.A8" office:value-type="string">
            <text:p text:style-name="P33">Sirop de menthe</text:p>
          </table:table-cell>
          <table:table-cell table:style-name="Tableau2.B8" office:value-type="string">
            <text:p text:style-name="P16"/>
          </table:table-cell>
          <table:table-cell table:style-name="Tableau2.C8" office:value-type="string">
            <text:p text:style-name="P16"/>
          </table:table-cell>
          <table:table-cell table:style-name="Tableau2.D8" office:value-type="string">
            <text:p text:style-name="P16"/>
          </table:table-cell>
          <table:table-cell table:style-name="Tableau2.E8" office:value-type="string">
            <text:p text:style-name="P24">Vu en activité <text:span text:style-name="T29">3</text:span></text:p>
          </table:table-cell>
        </table:table-row>
        <text:soft-page-break/>
        <table:table-row table:style-name="TableLine94799980442528">
          <table:table-cell table:style-name="Tableau2.A9" office:value-type="string">
            <text:p text:style-name="P34">Vitre qui se brise</text:p>
          </table:table-cell>
          <table:table-cell table:style-name="Tableau2.B9" office:value-type="string">
            <text:p text:style-name="P26">x</text:p>
          </table:table-cell>
          <table:table-cell table:style-name="Tableau2.C9" office:value-type="string">
            <text:p text:style-name="P16"/>
          </table:table-cell>
          <table:table-cell table:style-name="Tableau2.D9" office:value-type="string">
            <text:p text:style-name="P16"/>
          </table:table-cell>
          <table:table-cell table:style-name="Tableau2.E9" office:value-type="string">
            <text:p text:style-name="P25">Il n’y a pas apparition ou disparition d’espèces chimique.</text:p>
          </table:table-cell>
        </table:table-row>
      </table:table>
      <text:p text:style-name="P40"/>
      <text:list xml:id="list151407610189895" text:continue-numbering="true" text:style-name="L1">
        <text:list-item>
          <text:p text:style-name="P46"><text:span text:style-name="T16">D</text:span><text:span text:style-name="T15">ans les réactions suivantes, quels sont les produits, quels sont les réactifs ? </text:span><text:span text:style-name="T43">(3 pt)</text:span></text:p>
        </text:list-item>
      </text:list>
      <text:list xml:id="list2353977318" text:style-name="L2">
        <text:list-item>
          <text:p text:style-name="P43">Lors d’une combustion complète <text:span text:style-name="T26">de carbone</text:span>, du carbone et du dioxygène réagissent ensemble pour former du dioxyde de carbone.</text:p>
        </text:list-item>
      </text:list>
      <text:p text:style-name="P5">Produits : <text:span text:style-name="T30">carbone et dioxygène</text:span>. <text:s/><text:tab/><text:tab/>Réactifs : <text:span text:style-name="T31">dioxyde de carbone</text:span>.</text:p>
      <text:list xml:id="list151406862384122" text:continue-numbering="true" text:style-name="L2">
        <text:list-item>
          <text:p text:style-name="P44">Lorsque l’on actionne un briquet, le butane du briquet réagit avec le dioxygène de l’air pour former du dioxyde de carbone et de l’eau.</text:p>
        </text:list-item>
      </text:list>
      <text:p text:style-name="P6">Produits : <text:span text:style-name="T32">butane et dioxygène</text:span>.<text:tab/><text:tab/> <text:s/>Réactifs : <text:span text:style-name="T31">dioxyde de carbone et eau.</text:span></text:p>
      <text:list xml:id="list151407783806247" text:continue-numbering="true" text:style-name="L2">
        <text:list-item>
          <text:p text:style-name="P45">Lorsque l’on allume une bougie, la cire réagit avec le dioxygène pour former <text:span text:style-name="T27">du dioxyde de carbone et de l’eau.</text:span></text:p>
        </text:list-item>
      </text:list>
      <text:p text:style-name="P13"><text:span text:style-name="T18">Produits : </text:span><text:span text:style-name="T20">cire et dioxygène.<text:tab/><text:tab/><text:tab/></text:span><text:span text:style-name="T18"> <text:s/>Réactifs : </text:span><text:span text:style-name="T19">dioxyde de carbone et eau.</text:span></text:p>
      <text:list xml:id="list151406997213490" text:continue-list="list151407610189895" text:style-name="L1">
        <text:list-item>
          <text:p text:style-name="P47"><text:span text:style-name="T15">Pour chacune des manières d’éteindre un incendie suivante : quel est le côté du triangle du feu concerné ? <text:tab/><text:tab/><text:tab/><text:tab/><text:tab/><text:tab/><text:tab/><text:tab/><text:tab/><text:tab/><text:tab/><text:tab/><text:tab/><text:tab/></text:span><text:span text:style-name="T44">(1,5 pt)</text:span></text:p>
        </text:list-item>
      </text:list>
      <text:p text:style-name="P14"><text:span text:style-name="T17">- Faire un contre-feu maîtrisé : </text:span><text:span text:style-name="T21">On prive le feu de </text:span><text:span text:style-name="T22">combustible</text:span><text:span text:style-name="T17">.</text:span></text:p>
      <text:p text:style-name="P14"><text:span text:style-name="T17">- Jeter du sable sur le feu : </text:span><text:span text:style-name="T21">On prive le feu de </text:span><text:span text:style-name="T22">comburant</text:span><text:span text:style-name="T17">.</text:span></text:p>
      <text:p text:style-name="P14"><text:span text:style-name="T17">- Jeter de l’eau sur un feu de bois : </text:span><text:span text:style-name="T21">On réduit </text:span><text:span text:style-name="T22">l’énergie du feu</text:span><text:span text:style-name="T1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M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MT2" style:family="text">
      <style:text-properties fo:font-size="10pt" fo:font-weight="normal" officeooo:rsid="0065d2df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chapitre </text:span><text:span text:style-name="MT2">3</text:span><text:span text:style-name="MT1"><text:tab/><text:tab/><text:tab/><text:tab/></text:span><text:span text:style-name="MT1"><text:page-number text:select-page="current">2</text:page-number></text:span><text:span text:style-name="MT1">/</text:span><text:span text:style-name="MT1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55M16S</meta:editing-duration>
    <meta:editing-cycles>64</meta:editing-cycles>
    <meta:generator>LibreOffice/7.0.4.2$Linux_X86_64 LibreOffice_project/00$Build-2</meta:generator>
    <meta:creation-date>2021-01-10T12:18:31.180193766</meta:creation-date>
    <meta:initial-creator>J Cercy</meta:initial-creator>
    <dc:date>2021-01-10T15:14:05.447760932</dc:date>
    <dc:creator>J Cercy</dc:creator>
    <meta:document-statistic meta:table-count="1" meta:image-count="0" meta:object-count="0" meta:page-count="2" meta:paragraph-count="54" meta:word-count="497" meta:character-count="2871" meta:non-whitespace-character-count="2332"/>
    <meta:template xlink:type="simple" xlink:actuate="onRequest" xlink:title="evaluation_type" xlink:href="../../../../../../../../mes_ressources/document%20type/evaluation_type.ott" meta:date="2021-01-10T12:18:29.844572982"/>
  </office:meta>
</office:document-meta>
</file>